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623a" officeooo:paragraph-rsid="0022623a"/>
    </style:style>
    <style:style style:name="P2" style:family="paragraph" style:parent-style-name="Standard">
      <style:text-properties officeooo:rsid="002ab450" officeooo:paragraph-rsid="002ab450"/>
    </style:style>
    <style:style style:name="P3" style:family="paragraph" style:parent-style-name="Text_20_body">
      <style:text-properties fo:font-variant="normal" fo:text-transform="none" style:font-name="inherit" fo:font-size="13.5pt" fo:font-style="normal" fo:font-weight="normal" officeooo:rsid="002ab450" officeooo:paragraph-rsid="002ab450" loext:padding="0cm" loext:border="none"/>
    </style:style>
    <style:style style:name="P4" style:family="paragraph" style:parent-style-name="Text_20_body">
      <style:text-properties fo:font-variant="normal" fo:text-transform="none" style:font-name="inherit" fo:font-size="13.5pt" fo:font-style="normal" fo:font-weight="normal" officeooo:rsid="002b34cf" officeooo:paragraph-rsid="002b34cf" loext:padding="0cm" loext:border="none"/>
    </style:style>
    <style:style style:name="P5" style:family="paragraph" style:parent-style-name="Text_20_body">
      <style:text-properties fo:font-variant="normal" fo:text-transform="none" style:font-name="inherit" fo:font-size="13.5pt" fo:font-style="normal" fo:font-weight="normal" officeooo:rsid="002cd056" officeooo:paragraph-rsid="002cd056" loext:padding="0cm" loext:border="none"/>
    </style:style>
    <style:style style:name="P6" style:family="paragraph" style:parent-style-name="Text_20_body">
      <style:text-properties fo:font-variant="normal" fo:text-transform="none" style:font-name="inherit" fo:font-size="13.5pt" fo:font-style="normal" fo:font-weight="normal" officeooo:rsid="002ec202" officeooo:paragraph-rsid="002ec202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normal" loext:padding="0cm" loext:border="none"/>
    </style:style>
    <style:style style:name="P8" style:family="paragraph" style:parent-style-name="Heading_20_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f6ab4" style:font-name="helvetica neue" fo:letter-spacing="normal" fo:font-style="normal"/>
    </style:style>
    <style:style style:name="P9" style:family="paragraph" style:parent-style-name="Heading_20_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0a54a" style:font-name="helvetica neue" fo:letter-spacing="normal" fo:font-style="normal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132cm" fo:border="0.06pt solid #e5e0c6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265cm" fo:border="0.06pt solid #e5e0c6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3095a3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3095a3" officeooo:paragraph-rsid="003095a3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4d6cf" officeooo:paragraph-rsid="0034d6cf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4dd4e" officeooo:paragraph-rsid="0034dd4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57ed3" officeooo:paragraph-rsid="00357ed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3743c5" officeooo:paragraph-rsid="003743c5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3a21d7" officeooo:paragraph-rsid="003a21d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d7bb9" officeooo:paragraph-rsid="003d7bb9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d8c5c" officeooo:paragraph-rsid="003d8c5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3e93e4" officeooo:paragraph-rsid="003e93e4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3eb356" officeooo:paragraph-rsid="003eb356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407fb5" officeooo:paragraph-rsid="00407fb5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4279f0" officeooo:paragraph-rsid="004279f0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43e746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45039f" officeooo:paragraph-rsid="0045039f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4677b6" officeooo:paragraph-rsid="004677b6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493e90" officeooo:paragraph-rsid="00493e90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4af134" officeooo:paragraph-rsid="004af13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4c63bf" officeooo:paragraph-rsid="004c63b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4e479d" officeooo:paragraph-rsid="004e479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4ec218" officeooo:paragraph-rsid="004ec218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515d62" officeooo:paragraph-rsid="00515d62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54dd70" officeooo:paragraph-rsid="0054dd70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5510c5" officeooo:paragraph-rsid="005510c5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55f82c" officeooo:paragraph-rsid="0055f82c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587348" officeooo:paragraph-rsid="0058734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594a98" officeooo:paragraph-rsid="00594a98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5a5eb3" officeooo:paragraph-rsid="005a5eb3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5a6658" officeooo:paragraph-rsid="005a6658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5bb668" officeooo:paragraph-rsid="005bb668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5d6970" officeooo:paragraph-rsid="005d6970"/>
    </style:style>
    <style:style style:name="P44" style:family="paragraph" style:parent-style-name="Preformatted_20_Text">
      <style:paragraph-properties fo:margin-left="0cm" fo:margin-right="0cm" fo:margin-top="0.132cm" fo:margin-bottom="0cm" loext:contextual-spacing="false" fo:text-align="start" style:justify-single-word="false" fo:orphans="2" fo:widows="2" fo:text-indent="0cm" style:auto-text-indent="false" fo:padding="0.265cm" fo:border="0.06pt solid #e5e0c6"/>
      <style:text-properties fo:font-variant="normal" fo:text-transform="none" fo:color="#000000" style:font-name="Anonymous Pro" fo:font-size="10.5pt" fo:letter-spacing="normal" fo:font-style="normal" fo:font-weight="normal" loext:padding="0cm" loext:border="none"/>
    </style:style>
    <style:style style:name="P45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0f6ab4" style:font-name="helvetica neue" fo:letter-spacing="normal" fo:font-style="normal" officeooo:rsid="00515d62" officeooo:paragraph-rsid="00515d62"/>
    </style:style>
    <style:style style:name="P46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0f6ab4" style:font-name="helvetica neue" fo:letter-spacing="normal" fo:font-style="normal" officeooo:rsid="0054dd70" officeooo:paragraph-rsid="0054dd70"/>
    </style:style>
    <style:style style:name="P47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10a54a" style:font-name="helvetica neue" fo:letter-spacing="normal" fo:font-style="normal" officeooo:rsid="005a6658" officeooo:paragraph-rsid="005a6658"/>
    </style:style>
    <style:style style:name="P48" style:family="paragraph" style:parent-style-name="Text_20_body">
      <style:paragraph-properties fo:margin-left="6.747cm" fo:margin-right="0cm" fo:text-indent="0cm" style:auto-text-indent="false"/>
    </style:style>
    <style:style style:name="P49" style:family="paragraph" style:parent-style-name="Preformatted_20_Text">
      <style:paragraph-properties fo:margin-top="0cm" fo:margin-bottom="0cm" loext:contextual-spacing="false" fo:padding="0.132cm" fo:border="0.06pt solid #e5e0c6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.265cm" fo:border="0.06pt solid #e5e0c6"/>
    </style:style>
    <style:style style:name="P51" style:family="paragraph" style:parent-style-name="Standard">
      <style:text-properties fo:color="#d4d4d4" style:font-name="Droid Sans Mono" fo:font-size="13.5pt" fo:font-weight="normal" officeooo:rsid="006d6685" officeooo:paragraph-rsid="006d6685" fo:background-color="#1e1e1e"/>
    </style:style>
    <style:style style:name="P52" style:family="paragraph" style:parent-style-name="Text_20_body">
      <style:text-properties officeooo:rsid="00650182" officeooo:paragraph-rsid="00650182"/>
    </style:style>
    <style:style style:name="P53" style:family="paragraph" style:parent-style-name="Text_20_body">
      <style:text-properties officeooo:rsid="00656184" officeooo:paragraph-rsid="00656184"/>
    </style:style>
    <style:style style:name="P54" style:family="paragraph" style:parent-style-name="Text_20_body">
      <style:text-properties officeooo:paragraph-rsid="00656184"/>
    </style:style>
    <style:style style:name="P55" style:family="paragraph" style:parent-style-name="Text_20_body">
      <style:text-properties officeooo:rsid="006a3d54" officeooo:paragraph-rsid="006a3d54"/>
    </style:style>
    <style:style style:name="P56" style:family="paragraph" style:parent-style-name="Text_20_body">
      <style:text-properties officeooo:rsid="006b0310" officeooo:paragraph-rsid="006b0310"/>
    </style:style>
    <style:style style:name="P57" style:family="paragraph" style:parent-style-name="Text_20_body">
      <style:text-properties officeooo:rsid="006b5057" officeooo:paragraph-rsid="006b5057"/>
    </style:style>
    <style:style style:name="P58" style:family="paragraph" style:parent-style-name="Text_20_body">
      <style:text-properties officeooo:rsid="006c29b8" officeooo:paragraph-rsid="006c29b8"/>
    </style:style>
    <style:style style:name="P59" style:family="paragraph" style:parent-style-name="Text_20_body">
      <style:text-properties officeooo:rsid="006d6685" officeooo:paragraph-rsid="006d6685"/>
    </style:style>
    <style:style style:name="P60" style:family="paragraph" style:parent-style-name="Text_20_body">
      <style:text-properties officeooo:rsid="006da3ef" officeooo:paragraph-rsid="006da3ef"/>
    </style:style>
    <style:style style:name="P61" style:family="paragraph" style:parent-style-name="Text_20_body">
      <style:text-properties officeooo:rsid="006f7a4b" officeooo:paragraph-rsid="006f7a4b"/>
    </style:style>
    <style:style style:name="P62" style:family="paragraph" style:parent-style-name="Text_20_body">
      <style:text-properties officeooo:rsid="0070af00" officeooo:paragraph-rsid="0070af00"/>
    </style:style>
    <style:style style:name="P63" style:family="paragraph" style:parent-style-name="Text_20_body">
      <style:text-properties officeooo:rsid="00729d6f" officeooo:paragraph-rsid="00729d6f"/>
    </style:style>
    <style:style style:name="P64" style:family="paragraph" style:parent-style-name="Text_20_body">
      <style:text-properties officeooo:rsid="0073ad67" officeooo:paragraph-rsid="0073ad67"/>
    </style:style>
    <style:style style:name="P65" style:family="paragraph" style:parent-style-name="Text_20_body">
      <style:text-properties officeooo:rsid="007665fd" officeooo:paragraph-rsid="007665fd"/>
    </style:style>
    <style:style style:name="P66" style:family="paragraph" style:parent-style-name="Text_20_body" style:list-style-name="L1">
      <style:paragraph-properties fo:margin-left="0cm" fo:margin-right="0.132cm" fo:margin-top="0cm" fo:margin-bottom="0cm" loext:contextual-spacing="false" fo:text-indent="0cm" style:auto-text-indent="false" fo:padding="0cm" fo:border="none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5d94d2" officeooo:paragraph-rsid="005d94d2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6009d0" officeooo:paragraph-rsid="006009d0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637ddc" officeooo:paragraph-rsid="00637ddc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638ce9" officeooo:paragraph-rsid="00638ce9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638ce9"/>
    </style:style>
    <style:style style:name="T1" style:family="text">
      <style:text-properties fo:color="#9cdcfe" style:font-name="Droid Sans Mono" fo:font-size="13.5pt" fo:font-weight="normal" fo:background-color="#1e1e1e" loext:char-shading-value="0"/>
    </style:style>
    <style:style style:name="T2" style:family="text">
      <style:text-properties fo:color="#9cdcfe" style:font-name="Droid Sans Mono" fo:font-size="13.5pt" fo:font-weight="normal" officeooo:rsid="0043e746" fo:background-color="#1e1e1e" loext:char-shading-value="0"/>
    </style:style>
    <style:style style:name="T3" style:family="text">
      <style:text-properties officeooo:rsid="0027a05a"/>
    </style:style>
    <style:style style:name="T4" style:family="text">
      <style:text-properties officeooo:rsid="002cd056"/>
    </style:style>
    <style:style style:name="T5" style:family="text">
      <style:text-properties officeooo:rsid="003095a3"/>
    </style:style>
    <style:style style:name="T6" style:family="text">
      <style:text-properties officeooo:rsid="003146af"/>
    </style:style>
    <style:style style:name="T7" style:family="text">
      <style:text-properties officeooo:rsid="0038bc42"/>
    </style:style>
    <style:style style:name="T8" style:family="text">
      <style:text-properties officeooo:rsid="003ee3ae"/>
    </style:style>
    <style:style style:name="T9" style:family="text">
      <style:text-properties officeooo:rsid="004279f0"/>
    </style:style>
    <style:style style:name="T10" style:family="text">
      <style:text-properties officeooo:rsid="0043e746"/>
    </style:style>
    <style:style style:name="T11" style:family="text">
      <style:text-properties officeooo:rsid="004a0d66"/>
    </style:style>
    <style:style style:name="T12" style:family="text">
      <style:text-properties officeooo:rsid="0050a536"/>
    </style:style>
    <style:style style:name="T13" style:family="text">
      <style:text-properties style:font-name="inherit" loext:padding="0cm" loext:border="none"/>
    </style:style>
    <style:style style:name="T14" style:family="text">
      <style:text-properties fo:color="#aaaaaa" style:text-line-through-style="none" style:text-line-through-type="none" style:font-name="inherit" style:text-underline-style="none" style:text-blinking="false" loext:padding="0cm" loext:border="none"/>
    </style:style>
    <style:style style:name="T15" style:family="text">
      <style:text-properties fo:color="#000000" style:text-line-through-style="none" style:text-line-through-type="none" style:font-name="inherit" style:text-underline-style="none" style:text-blinking="false" loext:padding="0cm" loext:border="none"/>
    </style:style>
    <style:style style:name="T16" style:family="text">
      <style:text-properties fo:color="#444444" style:font-name="inherit" loext:padding="0cm" loext:border="none"/>
    </style:style>
    <style:style style:name="T17" style:family="text">
      <style:text-properties fo:color="#444444" loext:padding="0cm" loext:border="none"/>
    </style:style>
    <style:style style:name="T18" style:family="text">
      <style:text-properties fo:color="#880000" style:font-name="inherit" loext:padding="0cm" loext:border="none"/>
    </style:style>
    <style:style style:name="T19" style:family="text">
      <style:text-properties officeooo:rsid="00539b33"/>
    </style:style>
    <style:style style:name="T20" style:family="text">
      <style:text-properties fo:font-variant="normal" fo:text-transform="none" fo:color="#000000" style:font-name="inherit" fo:font-size="10.5pt" fo:letter-spacing="normal" fo:font-style="normal" fo:font-weight="normal" fo:background-color="#f0f0f0" loext:char-shading-value="0" loext:padding="0cm" loext:border="none"/>
    </style:style>
    <style:style style:name="T21" style:family="text">
      <style:text-properties fo:font-variant="normal" fo:text-transform="none" fo:color="#000000" fo:letter-spacing="normal" fo:background-color="#f0f0f0" loext:char-shading-value="0" loext:padding="0cm" loext:border="none"/>
    </style:style>
    <style:style style:name="T22" style:family="text">
      <style:text-properties fo:font-variant="normal" fo:text-transform="none" fo:color="#000000" style:font-name="Anonymous Pro" fo:font-size="9pt" fo:letter-spacing="normal" fo:font-style="normal" fo:font-weight="bold"/>
    </style:style>
    <style:style style:name="T23" style:family="text">
      <style:text-properties fo:font-variant="normal" fo:text-transform="none" fo:color="#000000" style:font-name="Anonymous Pro" fo:font-size="9pt" fo:letter-spacing="normal" fo:font-style="normal" fo:font-weight="bold" officeooo:rsid="00656184"/>
    </style:style>
    <style:style style:name="T24" style:family="text">
      <style:text-properties fo:font-variant="normal" fo:text-transform="none" fo:color="#000000" style:font-name="Anonymous Pro" fo:font-size="9pt" fo:letter-spacing="normal" fo:font-style="normal" fo:font-weight="bold" officeooo:rsid="0066a75e"/>
    </style:style>
    <style:style style:name="T25" style:family="text">
      <style:text-properties fo:font-variant="normal" fo:text-transform="none" fo:color="#000000" style:font-name="Anonymous Pro" fo:font-size="9pt" fo:letter-spacing="normal" fo:font-style="normal" fo:font-weight="normal"/>
    </style:style>
    <style:style style:name="T26" style:family="text">
      <style:text-properties fo:font-variant="normal" fo:text-transform="none" fo:color="#000000" style:font-name="Anonymous Pro" fo:font-size="9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880000" style:font-name="inherit" fo:font-size="10.5pt" fo:letter-spacing="normal" fo:font-style="normal" fo:font-weight="normal" fo:background-color="#f0f0f0" loext:char-shading-value="0" loext:padding="0cm" loext:border="none"/>
    </style:style>
    <style:style style:name="T28" style:family="text">
      <style:text-properties fo:font-variant="normal" fo:text-transform="none" fo:color="#880000" style:font-name="Anonymous Pro" fo:font-size="9pt" fo:letter-spacing="normal" fo:font-style="normal" fo:font-weight="normal"/>
    </style:style>
    <style:style style:name="T29" style:family="text">
      <style:text-properties fo:font-variant="normal" fo:text-transform="none" fo:color="#880000" style:font-name="Anonymous Pro" fo:font-size="9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9cdcfe" style:font-name="Anonymous Pro" fo:font-size="9pt" fo:letter-spacing="normal" fo:font-style="normal" fo:font-weight="bold"/>
    </style:style>
    <style:style style:name="T31" style:family="text">
      <style:text-properties fo:font-variant="normal" fo:text-transform="none" style:font-name="Anonymous Pro" fo:font-size="9pt" fo:letter-spacing="normal" fo:font-style="normal" fo:font-weight="bold"/>
    </style:style>
    <style:style style:name="T32" style:family="text">
      <style:text-properties officeooo:rsid="00583f6d"/>
    </style:style>
    <style:style style:name="T33" style:family="text">
      <style:text-properties officeooo:rsid="005f39c2"/>
    </style:style>
    <style:style style:name="T34" style:family="text">
      <style:text-properties officeooo:rsid="00638ce9"/>
    </style:style>
    <style:style style:name="T35" style:family="text">
      <style:text-properties officeooo:rsid="00656184"/>
    </style:style>
    <style:style style:name="T36" style:family="text">
      <style:text-properties officeooo:rsid="0074daf6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3">LoopBack</text:span></text:p>
      <text:p text:style-name="P2">1- Install Loopback CLI</text:p>
      <text:p text:style-name="P3">$ npm install -g loopback-cli</text:p>
      <text:p text:style-name="P4">2-<text:span text:style-name="T4">To start a project type -</text:span></text:p>
      <text:p text:style-name="P5">lb</text:p>
      <text:p text:style-name="P6">It will ask you some few questions</text:p>
      <text:p text:style-name="P12"/>
      <text:p text:style-name="P13"><text:line-break/><text:span text:style-name="T5">akash@akash-HP-Notebook:~/javascript/loopback$ lb</text:span></text:p>
      <text:p text:style-name="P14">? What's the name of your application? meetupz</text:p>
      <text:p text:style-name="P14">? Enter name of the directory to contain the project: meetupz</text:p>
      <text:p text:style-name="P14"><text:s text:c="3"/>create meetupz/</text:p>
      <text:p text:style-name="P14"><text:s text:c="5"/>info change the working directory to meetupz</text:p>
      <text:p text:style-name="P14"/>
      <text:p text:style-name="P14">? Which version of LoopBack would you like to use? 3.x (current)</text:p>
      <text:p text:style-name="P14">? What kind of application do you have in mind? api-server (A LoopBack API server with local User auth)</text:p>
      <text:p text:style-name="P14"/>
      <text:p text:style-name="P14">Answer all questions(we will need to use arrow keys to move up and down <text:span text:style-name="T6">to select option</text:span>)</text:p>
      <text:p text:style-name="P48"/>
      <text:p text:style-name="P48"/>
      <text:p text:style-name="P15">3-It will create a new folder with your project name</text:p>
      <text:p text:style-name="P15">open that folder in code editor</text:p>
      <text:p text:style-name="P15"/>
      <text:p text:style-name="P16">4-To run basic eg</text:p>
      <text:p text:style-name="P16">node .</text:p>
      <text:p text:style-name="P16"/>
      <text:p text:style-name="P17">5 – open <text:a xlink:type="simple" xlink:href="http://localhost:3000/" text:style-name="Internet_20_link" text:visited-style-name="Visited_20_Internet_20_Link">http://localhost:3000</text:a> to see basic msg</text:p>
      <text:p text:style-name="P17">open - <text:a xlink:type="simple" xlink:href="http://localhost:3000/explorer" text:style-name="Internet_20_link" text:visited-style-name="Visited_20_Internet_20_Link">http://localhost:3000/explorer</text:a> </text:p>
      <text:p text:style-name="P17">to configure api stuff</text:p>
      <text:p text:style-name="P17"/>
      <text:p text:style-name="P18">6-<text:span text:style-name="T7">Click on user to see user routes loopback gives us</text:span></text:p>
      <text:p text:style-name="P18"><text:soft-page-break/></text:p>
      <text:p text:style-name="P19">7-By default loopback uses memory as data source,</text:p>
      <text:p text:style-name="P19">to change that first start mongo service</text:p>
      <text:p text:style-name="P20">then type - </text:p>
      <text:p text:style-name="P20">lb datasource mongoDS --connector mongoDB</text:p>
      <text:p text:style-name="P20"/>
      <text:p text:style-name="P21">then answer following qts(Note that ans should be as below and pay attention)</text:p>
      <text:p text:style-name="P22">? Enter the datasource name: mongoDS</text:p>
      <text:p text:style-name="P22">? Select the connector for mongoDS: MongoDB (supported by StrongLoop)</text:p>
      <text:p text:style-name="P22">? Connection String url to override other settings (eg: mongodb://username:password@hostname:port/database):</text:p>
      <text:p text:style-name="P22">? host: localhost</text:p>
      <text:p text:style-name="P22">? port: 27017</text:p>
      <text:p text:style-name="P22">? user:</text:p>
      <text:p text:style-name="P22">? password:</text:p>
      <text:p text:style-name="P22">? database: meetupz</text:p>
      <text:p text:style-name="P22">? Install loopback-connector-mongodb@^1.4 Yes</text:p>
      <text:p text:style-name="P22"/>
      <text:p text:style-name="P22"/>
      <text:p text:style-name="P23">8- To see changes goto server folder , then look at <text:span text:style-name="T8">datasources.json</text:span></text:p>
      <text:p text:style-name="P24">It should be like <text:s/>- </text:p>
      <text:p text:style-name="P25">{</text:p>
      <text:p text:style-name="P25"><text:s text:c="2"/>"db": {</text:p>
      <text:p text:style-name="P25"><text:s text:c="4"/>"name": "db",</text:p>
      <text:p text:style-name="P25"><text:s text:c="4"/>"connector": "memory"</text:p>
      <text:p text:style-name="P25"><text:s text:c="2"/>},</text:p>
      <text:p text:style-name="P25"><text:s text:c="2"/>"mongoDS": {</text:p>
      <text:p text:style-name="P25"><text:s text:c="4"/>"host": "localhost",</text:p>
      <text:p text:style-name="P25"><text:s text:c="4"/>"port": 27017,</text:p>
      <text:p text:style-name="P25"><text:s text:c="4"/>"url": "",</text:p>
      <text:p text:style-name="P25"><text:s text:c="4"/>"database": "meetupz",</text:p>
      <text:p text:style-name="P25"><text:soft-page-break/><text:s text:c="4"/>"password": "",</text:p>
      <text:p text:style-name="P25"><text:s text:c="4"/>"name": "mongoDS",</text:p>
      <text:p text:style-name="P25"><text:s text:c="4"/>"user": "",</text:p>
      <text:p text:style-name="P25"><text:s text:c="4"/>"connector": "mongodb"</text:p>
      <text:p text:style-name="P25"><text:s text:c="2"/>}</text:p>
      <text:p text:style-name="P25">}</text:p>
      <text:p text:style-name="P25"/>
      <text:p text:style-name="P26"><text:span text:style-name="T9">Change that to – (We will change name </text:span><text:span text:style-name="T1">mongoDS </text:span><text:span text:style-name="T2">to db as inside model-config-json it is “db” in all places, so instead of changing it there in all places, we change it in here</text:span><text:span text:style-name="T10">)</text:span></text:p>
      <text:p text:style-name="P25"/>
      <text:p text:style-name="P27">{</text:p>
      <text:p text:style-name="P27"><text:s text:c="2"/>"db": {</text:p>
      <text:p text:style-name="P27"><text:s text:c="4"/>"host": "localhost",</text:p>
      <text:p text:style-name="P27"><text:s text:c="4"/>"port": 27017,</text:p>
      <text:p text:style-name="P27"><text:s text:c="4"/>"url": "",</text:p>
      <text:p text:style-name="P27"><text:s text:c="4"/>"database": "meetupz",</text:p>
      <text:p text:style-name="P27"><text:s text:c="4"/>"password": "",</text:p>
      <text:p text:style-name="P27"><text:s text:c="4"/>"name": "mongoDS",</text:p>
      <text:p text:style-name="P27"><text:s text:c="4"/>"user": "",</text:p>
      <text:p text:style-name="P27"><text:s text:c="4"/>"connector": "mongodb"</text:p>
      <text:p text:style-name="P27"><text:s text:c="2"/>}</text:p>
      <text:p text:style-name="P27">}</text:p>
      <text:p text:style-name="P27"/>
      <text:p text:style-name="P27"/>
      <text:p text:style-name="P28">9- Now Lets create a model(model will show up on client(explorer url))</text:p>
      <text:p text:style-name="P29">type</text:p>
      <text:p text:style-name="P29">lb model</text:p>
      <text:p text:style-name="P29">Then answer following qts(To stop adding properties just press enter <text:span text:style-name="T11">at last</text:span>)</text:p>
      <text:p text:style-name="P30">akash@akash-HP-Notebook:~/javascript/loopback/meetupz$ lb model</text:p>
      <text:p text:style-name="P30">? Enter the model name: meetup</text:p>
      <text:p text:style-name="P30"><text:soft-page-break/>? Select the datasource to attach meetup to: db (mongodb)</text:p>
      <text:p text:style-name="P30">? Select model's base class PersistedModel</text:p>
      <text:p text:style-name="P30">? Expose meetup via the REST API? Yes</text:p>
      <text:p text:style-name="P30">? Custom plural form (used to build REST URL):</text:p>
      <text:p text:style-name="P30">? Common model or server only? common</text:p>
      <text:p text:style-name="P30">Let's add some meetup properties now.</text:p>
      <text:p text:style-name="P30"/>
      <text:p text:style-name="P30">Enter an empty property name when done.</text:p>
      <text:p text:style-name="P30">? Property name: name</text:p>
      <text:p text:style-name="P30"><text:s text:c="3"/>invoke <text:s text:c="2"/>loopback:property</text:p>
      <text:p text:style-name="P30">? Property type: string</text:p>
      <text:p text:style-name="P30">? Required? Yes</text:p>
      <text:p text:style-name="P30">? Default value[leave blank for none]:</text:p>
      <text:p text:style-name="P30"/>
      <text:p text:style-name="P30">Let's add another meetup property.</text:p>
      <text:p text:style-name="P30">Enter an empty property name when done.</text:p>
      <text:p text:style-name="P30">? Property name: city</text:p>
      <text:p text:style-name="P30"><text:s text:c="3"/>invoke <text:s text:c="2"/>loopback:property</text:p>
      <text:p text:style-name="P30">? Property type: string</text:p>
      <text:p text:style-name="P30">? Required? Yes</text:p>
      <text:p text:style-name="P30">? Default value[leave blank for none]:</text:p>
      <text:p text:style-name="P30"/>
      <text:p text:style-name="P30">Let's add another meetup property.</text:p>
      <text:p text:style-name="P30">Enter an empty property name when done.</text:p>
      <text:p text:style-name="P30">? Property name:</text:p>
      <text:p text:style-name="P30"/>
      <text:p text:style-name="P30"/>
      <text:p text:style-name="P31">10-Now we can see in our directory a new folder called common and look at contents of</text:p>
      <text:p text:style-name="P31">meetup.js and meetup.json</text:p>
      <text:p text:style-name="P31"/>
      <text:p text:style-name="P32">11-Now run server again using - </text:p>
      <text:p text:style-name="P32"><text:soft-page-break/>node . </text:p>
      <text:p text:style-name="P32"/>
      <text:p text:style-name="P32"/>
      <text:p text:style-name="P33">12-<text:span text:style-name="T12">Now we can see meetup above user</text:span></text:p>
      <text:p text:style-name="P34">now click on user and the on get request</text:p>
      <text:p text:style-name="P34">We can see – <text:span text:style-name="T19">(id is generated automitacally as it is using mongodb)</text:span></text:p>
      <text:h text:style-name="P45" text:outline-level="4"><text:span text:style-name="T13">Response Class</text:span> (<text:span text:style-name="T13">Status</text:span> 200)</text:h>
      <text:p text:style-name="P7">Request was successful</text:p>
      <text:list xml:id="list4349259126095847652" text:style-name="L1">
        <text:list-item>
          <text:p text:style-name="P66"><text:a xlink:type="simple" xlink:href="http://localhost:3000/explorer/#" text:style-name="Internet_20_link" text:visited-style-name="Visited_20_Internet_20_Link"><text:span text:style-name="T14">Model</text:span></text:a></text:p>
        </text:list-item>
        <text:list-item>
          <text:p text:style-name="P66"><text:a xlink:type="simple" xlink:href="http://localhost:3000/explorer/#" text:style-name="Internet_20_link" text:visited-style-name="Visited_20_Internet_20_Link"><text:span text:style-name="T15">Example Value</text:span></text:a></text:p>
        </text:list-item>
      </text:list>
      <text:p text:style-name="P10"><text:span text:style-name="Source_20_Text"><text:span text:style-name="T16">[</text:span></text:span></text:p>
      <text:p text:style-name="P49"><text:span text:style-name="Source_20_Text"><text:span text:style-name="T17"><text:s text:c="2"/></text:span></text:span><text:span text:style-name="Source_20_Text"><text:span text:style-name="T16">{</text:span></text:span></text:p>
      <text:p text:style-name="P10"><text:span text:style-name="Source_20_Text"><text:span text:style-name="T17"><text:s text:c="4"/></text:span></text:span><text:span text:style-name="Source_20_Text"><text:span text:style-name="T16">"name": </text:span></text:span><text:span text:style-name="Source_20_Text"><text:span text:style-name="T18">"string"</text:span></text:span><text:span text:style-name="Source_20_Text"><text:span text:style-name="T16">,</text:span></text:span></text:p>
      <text:p text:style-name="P10"><text:span text:style-name="Source_20_Text"><text:span text:style-name="T17"><text:s text:c="4"/></text:span></text:span><text:span text:style-name="Source_20_Text"><text:span text:style-name="T16">"city": </text:span></text:span><text:span text:style-name="Source_20_Text"><text:span text:style-name="T18">"string"</text:span></text:span><text:span text:style-name="Source_20_Text"><text:span text:style-name="T16">,</text:span></text:span></text:p>
      <text:p text:style-name="P10"><text:span text:style-name="Source_20_Text"><text:span text:style-name="T17"><text:s text:c="4"/></text:span></text:span><text:span text:style-name="Source_20_Text"><text:span text:style-name="T16">"id": </text:span></text:span><text:span text:style-name="Source_20_Text"><text:span text:style-name="T18">"string"</text:span></text:span></text:p>
      <text:p text:style-name="P49"><text:span text:style-name="Source_20_Text"><text:span text:style-name="T17"><text:s text:c="2"/></text:span></text:span><text:span text:style-name="Source_20_Text"><text:span text:style-name="T16">}</text:span></text:span></text:p>
      <text:p text:style-name="P49"><text:span text:style-name="Source_20_Text"><text:span text:style-name="T16">]</text:span></text:span></text:p>
      <text:p text:style-name="P34"/>
      <text:p text:style-name="P32"/>
      <text:p text:style-name="P32"/>
      <text:p text:style-name="P35">13-Click on try it out button</text:p>
      <text:h text:style-name="P46" text:outline-level="4">Response Body</text:h>
      <text:p text:style-name="P11"><text:span text:style-name="Source_20_Text"><text:span text:style-name="T20">[]</text:span></text:span></text:p>
      <text:h text:style-name="P8" text:outline-level="4">Response Code</text:h>
      <text:p text:style-name="P44">200</text:p>
      <text:p text:style-name="P35"/>
      <text:p text:style-name="P36">resopnse body is empty as we have not added any data</text:p>
      <text:p text:style-name="P36"/>
      <text:p text:style-name="P36"/>
      <text:p text:style-name="P37">14- We can access api outside on diff tab or <text:span text:style-name="T32">postman or diff </text:span>browser like</text:p>
      <text:p text:style-name="P37"><text:a xlink:type="simple" xlink:href="http://localhost:3000/api/meetups" text:style-name="Internet_20_link" text:visited-style-name="Visited_20_Internet_20_Link">http://localhost:3000/api/meetups</text:a></text:p>
      <text:p text:style-name="P37"/>
      <text:p text:style-name="P37"/>
      <text:p text:style-name="P38">15- Lets add a meetup</text:p>
      <text:p text:style-name="P38">go to post method</text:p>
      <text:p text:style-name="P39"><text:soft-page-break/>in data textarea put data in json format like - </text:p>
      <text:p text:style-name="P40">{</text:p>
      <text:p text:style-name="P40">"name":"React Meetup",</text:p>
      <text:p text:style-name="P40">"city":"Mumbai"</text:p>
      <text:p text:style-name="P40">}</text:p>
      <text:p text:style-name="P40"/>
      <text:p text:style-name="P40">then click try it out</text:p>
      <text:p text:style-name="P40"/>
      <text:p text:style-name="P41">we get - </text:p>
      <text:h text:style-name="P47" text:outline-level="4">Response Body</text:h>
      <text:p text:style-name="P11"><text:span text:style-name="Source_20_Text"><text:span text:style-name="T20">{</text:span></text:span></text:p>
      <text:p text:style-name="P11"><text:span text:style-name="Source_20_Text"><text:span text:style-name="T21"><text:s text:c="2"/></text:span></text:span><text:span text:style-name="Source_20_Text"><text:span text:style-name="T20">"name": </text:span></text:span><text:span text:style-name="Source_20_Text"><text:span text:style-name="T27">"React Meetup"</text:span></text:span><text:span text:style-name="Source_20_Text"><text:span text:style-name="T20">,</text:span></text:span></text:p>
      <text:p text:style-name="P11"><text:span text:style-name="Source_20_Text"><text:span text:style-name="T21"><text:s text:c="2"/></text:span></text:span><text:span text:style-name="Source_20_Text"><text:span text:style-name="T20">"city": </text:span></text:span><text:span text:style-name="Source_20_Text"><text:span text:style-name="T27">"Mumbai"</text:span></text:span><text:span text:style-name="Source_20_Text"><text:span text:style-name="T20">,</text:span></text:span></text:p>
      <text:p text:style-name="P11"><text:span text:style-name="Source_20_Text"><text:span text:style-name="T21"><text:s text:c="2"/></text:span></text:span><text:span text:style-name="Source_20_Text"><text:span text:style-name="T20">"id": </text:span></text:span><text:span text:style-name="Source_20_Text"><text:span text:style-name="T27">"5b49c0ae95ffd31edb1e5297"</text:span></text:span></text:p>
      <text:p text:style-name="P50"><text:span text:style-name="Source_20_Text"><text:span text:style-name="T20">}</text:span></text:span></text:p>
      <text:h text:style-name="P9" text:outline-level="4">Response Code</text:h>
      <text:p text:style-name="P44">200</text:p>
      <text:p text:style-name="P41"/>
      <text:p text:style-name="P41"/>
      <text:p text:style-name="P42">16- Now in diff tab or in postman goto link</text:p>
      <text:p text:style-name="P43"><text:a xlink:type="simple" xlink:href="http://localhost:3000/api/meetups" text:style-name="Internet_20_link" text:visited-style-name="Visited_20_Internet_20_Link">http://localhost:3000/api/meetups</text:a></text:p>
      <text:p text:style-name="P43">to see react meetup as op</text:p>
      <text:p text:style-name="P43">and also check in explorer get request</text:p>
      <text:p text:style-name="P43"/>
      <text:p text:style-name="P67">Also check in robomongo <text:span text:style-name="T33">for meetupz database and meetup collection</text:span></text:p>
      <text:p text:style-name="P67"/>
      <text:p text:style-name="P67"/>
      <text:p text:style-name="P67"/>
      <text:p text:style-name="P68">17- Authentication part</text:p>
      <text:p text:style-name="P69">Type </text:p>
      <text:p text:style-name="P69">lb acl</text:p>
      <text:p text:style-name="P69">? Select the model to apply the ACL entry to: meetup</text:p>
      <text:p text:style-name="P69">? Select the ACL scope: All methods and properties</text:p>
      <text:p text:style-name="P69"><text:soft-page-break/>? Select the access type: All (match all types)</text:p>
      <text:p text:style-name="P69">? Select the role Any unauthenticated user</text:p>
      <text:p text:style-name="P69">? Select the permission to apply Explicitly deny access</text:p>
      <text:p text:style-name="P69"/>
      <text:p text:style-name="P69"/>
      <text:p text:style-name="P70">18-Now run server with</text:p>
      <text:p text:style-name="P70">node . <text:s/></text:p>
      <text:p text:style-name="P70">Then go to explorer link</text:p>
      <text:p text:style-name="P70">and make get request using client and try it out button</text:p>
      <text:p text:style-name="P71"><text:span text:style-name="T34">we will get a error of </text:span><text:span text:style-name="T28">"Authorization Required"</text:span></text:p>
      <text:p text:style-name="P70"><text:span text:style-name="T28">and code of 401</text:span></text:p>
      <text:p text:style-name="P70"><text:span text:style-name="T28"/></text:p>
      <text:p text:style-name="P52">19- Now goto Users tab in client and create user using post method and try it out</text:p>
      <text:p text:style-name="P52">create user with following data</text:p>
      <text:p text:style-name="P52">{</text:p>
      <text:p text:style-name="P52">"email":"salunkheakash0@gmail.com",</text:p>
      <text:p text:style-name="P52">"password": "111111"</text:p>
      <text:p text:style-name="P52">}</text:p>
      <text:p text:style-name="P52"/>
      <text:p text:style-name="P52"/>
      <text:p text:style-name="P54"><text:span text:style-name="T35">20-Now goto users/login route and in </text:span><text:span text:style-name="T22">credentials </text:span><text:span text:style-name="T23">put following and try it out</text:span></text:p>
      <text:p text:style-name="P53"><text:span text:style-name="T22">{</text:span></text:p>
      <text:p text:style-name="P53"><text:span text:style-name="T22">"email":"salunkheakash0@gmail.com",</text:span></text:p>
      <text:p text:style-name="P53"><text:span text:style-name="T22">"password": "111111"</text:span></text:p>
      <text:p text:style-name="P53"><text:span text:style-name="T22">}</text:span></text:p>
      <text:p text:style-name="P53"><text:span text:style-name="T22"/></text:p>
      <text:p text:style-name="P53"><text:span text:style-name="T22">in response we get id something like</text:span></text:p>
      <text:p text:style-name="P53"><text:span text:style-name="T25">{ "</text:span><text:span text:style-name="T26">id</text:span><text:span text:style-name="T25">": </text:span><text:span text:style-name="T29">"zHhqYZYKKBAOJJP2G6pEx1dCHUI7zJUtPvxXleeoWmWnsHZvAIjbTjnQG9fKMELG"</text:span><text:span text:style-name="T25">, "</text:span><text:span text:style-name="T26">ttl</text:span><text:span text:style-name="T25">": </text:span><text:span text:style-name="T29">1209600</text:span><text:span text:style-name="T25">, "</text:span><text:span text:style-name="T26">created</text:span><text:span text:style-name="T25">": </text:span><text:span text:style-name="T29">"2018-07-20T21:38:57.885Z"</text:span><text:span text:style-name="T25">, "</text:span><text:span text:style-name="T26">userId</text:span><text:span text:style-name="T25">": </text:span><text:span text:style-name="T29">"5b5255f1dc1336577ea26862"</text:span><text:span text:style-name="T22"> </text:span><text:span text:style-name="T25">}</text:span></text:p>
      <text:p text:style-name="P53"><text:span text:style-name="T22"/></text:p>
      <text:p text:style-name="P53"><text:span text:style-name="T22">this id is used </text:span><text:span text:style-name="T24">when we make our front end app we can store id in local storage which can be used to make further requests</text:span></text:p>
      <text:p text:style-name="P53"><text:span text:style-name="T24"/></text:p>
      <text:p text:style-name="P53"><text:span text:style-name="T24"/></text:p>
      <text:p text:style-name="P53"><text:soft-page-break/><text:span text:style-name="T24"/></text:p>
      <text:p text:style-name="P53"><text:span text:style-name="T24"/></text:p>
      <text:p text:style-name="P55"><text:span text:style-name="T24">2</text:span><text:span text:style-name="T22">1-Now copy that id and paste it above in set access token and click on set</text:span></text:p>
      <text:p text:style-name="P55"><text:span text:style-name="T22"/></text:p>
      <text:p text:style-name="P56"><text:span text:style-name="T22">Now goto meetupz/get and click on try it out and we get result as we set token before</text:span></text:p>
      <text:p text:style-name="P56"><text:span text:style-name="T22"/></text:p>
      <text:p text:style-name="P56"><text:span text:style-name="T22"/></text:p>
      <text:p text:style-name="P57"><text:span text:style-name="T22">22-Now again to check goto users/logout route and click try it out and then in above set access token clear token and click on set access token button</text:span></text:p>
      <text:p text:style-name="P57"><text:span text:style-name="T22">then again goto meetupz/get route to see that we are unauthorized</text:span></text:p>
      <text:p text:style-name="P57"><text:span text:style-name="T22"/></text:p>
      <text:p text:style-name="P57"><text:span text:style-name="T22"/></text:p>
      <text:p text:style-name="P58"><text:span text:style-name="T22">23- Now to config api in such a way that anyone can get data but only authorized users can post it - </text:span></text:p>
      <text:p text:style-name="P59"><text:span text:style-name="T22">inside common folder inside models and meetups.json file</text:span></text:p>
      <text:p text:style-name="P59"><text:span text:style-name="T22">edit acl property and clear it like</text:span></text:p>
      <text:p text:style-name="P51"><text:span text:style-name="T30">"acls"</text:span><text:span text:style-name="T31">: [],</text:span></text:p>
      <text:p text:style-name="P59"><text:span text:style-name="T22"/></text:p>
      <text:p text:style-name="P59"><text:span text:style-name="T22"/></text:p>
      <text:p text:style-name="P59"><text:span text:style-name="T22">Now to again set acl config</text:span></text:p>
      <text:p text:style-name="P60"><text:span text:style-name="T22">$ lb acl</text:span></text:p>
      <text:p text:style-name="P60"><text:span text:style-name="T22">? Select the model to apply the ACL entry to: meetup</text:span></text:p>
      <text:p text:style-name="P60"><text:span text:style-name="T22">? Select the ACL scope: All methods and properties</text:span></text:p>
      <text:p text:style-name="P60"><text:span text:style-name="T22">? Select the access type: Write</text:span></text:p>
      <text:p text:style-name="P60"><text:span text:style-name="T22">? Select the role Any unauthenticated user</text:span></text:p>
      <text:p text:style-name="P60"><text:span text:style-name="T22"/></text:p>
      <text:p text:style-name="P61"><text:span text:style-name="T22">now see again meetups.json file and acl property is again added</text:span></text:p>
      <text:p text:style-name="P61"><text:span text:style-name="T22"/></text:p>
      <text:p text:style-name="P61"><text:span text:style-name="T22"/></text:p>
      <text:p text:style-name="P62"><text:span text:style-name="T22">24-Now again start server</text:span></text:p>
      <text:p text:style-name="P62"><text:span text:style-name="T22">node . </text:span></text:p>
      <text:p text:style-name="P62"><text:span text:style-name="T22">And test meetupz/get</text:span></text:p>
      <text:p text:style-name="P62"><text:span text:style-name="T22">we get data back</text:span></text:p>
      <text:p text:style-name="P62"><text:span text:style-name="T22"/></text:p>
      <text:p text:style-name="P63"><text:span text:style-name="T22">Now test post route with dummy data, it gives error as authorization required</text:span></text:p>
      <text:p text:style-name="P63"><text:span text:style-name="T22"/></text:p>
      <text:p text:style-name="P63"><text:span text:style-name="T22"/></text:p>
      <text:p text:style-name="P64"><text:span text:style-name="T22"/></text:p>
      <text:p text:style-name="P64"><text:soft-page-break/><text:span text:style-name="T22">25- Now goto users/login route</text:span></text:p>
      <text:p text:style-name="P64"><text:span text:style-name="T22">enter</text:span></text:p>
      <text:p text:style-name="P64">{</text:p>
      <text:p text:style-name="P64">"email":"salunkheakash0@gmail.com",</text:p>
      <text:p text:style-name="P64">"password":"111111"</text:p>
      <text:p text:style-name="P64">} <text:s/></text:p>
      <text:p text:style-name="P64"/>
      <text:p text:style-name="P64">and copy id from response <text:span text:style-name="T36">and paste it in set access token input field and set it</text:span></text:p>
      <text:p text:style-name="P64"/>
      <text:p text:style-name="P64"/>
      <text:p text:style-name="P65">26- Now try posting a meetup using meetups/post ro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ous Pro" svg:font-family="'Anonymous Pro', Menlo, Consolas, 'Bitstream Vera Sans Mono', 'Courier New', monospace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7-21T03:30:06.581375024</dc:date>
    <meta:editing-duration>PT2H4M55S</meta:editing-duration>
    <meta:editing-cycles>86</meta:editing-cycles>
    <meta:generator>LibreOffice/5.1.6.2$Linux_X86_64 LibreOffice_project/10m0$Build-2</meta:generator>
    <meta:document-statistic meta:table-count="0" meta:image-count="0" meta:object-count="0" meta:page-count="9" meta:paragraph-count="199" meta:word-count="1078" meta:character-count="6477" meta:non-whitespace-character-count="5452"/>
  </office:meta>
</office:document-meta>
</file>